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Scientific Overview</text:p>
      <text:p text:style-name="Preformatted_20_Text"/>
      <text:p text:style-name="Preformatted_20_Text">Stellar Chromospheres – History and problems</text:p>
      <text:p text:style-name="Preformatted_20_Text">Stellar Wind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Radio Emission Mechanisms with emphasis on molecular and free-free</text:p>
      <text:p text:style-name="Preformatted_20_Text"/>
      <text:p text:style-name="Preformatted_20_Text">2) Introduction to Radio Interferometry</text:p>
      <text:p text:style-name="Preformatted_20_Text">a) Radio Antenna Basics</text:p>
      <text:p text:style-name="Preformatted_20_Text">single dish vs interferometry (Perley &amp; butler 2013)</text:p>
      <text:p text:style-name="Preformatted_20_Text">(single vs inter e.g. Perley and Butler 2013)</text:p>
      <text:p text:style-name="Preformatted_20_Text">Young's slits</text:p>
      <text:p text:style-name="Preformatted_20_Text">Measurement Equation</text:p>
      <text:p text:style-name="Preformatted_20_Text"/>
      <text:p text:style-name="Preformatted_20_Text"/>
      <text:p text:style-name="Preformatted_20_Text">3) Instrumentation &amp; Observations <text:s/></text:p>
      <text:p text:style-name="Preformatted_20_Text">b) CARMA </text:p>
      <text:p text:style-name="Preformatted_20_Text">I) Receivers, configurations, table of properties, sensitivity</text:p>
      <text:p text:style-name="Preformatted_20_Text">II) Observations (Table from paper)</text:p>
      <text:p text:style-name="Preformatted_20_Text">c) VLA</text:p>
      <text:p text:style-name="Preformatted_20_Text">I) Receivers, configurations, table of properties, sensitivity</text:p>
      <text:p text:style-name="Preformatted_20_Text">II) Observational Preparation</text:p>
      <text:p text:style-name="Preformatted_20_Text">III) Observations (Table from paper)</text:p>
      <text:p text:style-name="Preformatted_20_Text">d) GMRT</text:p>
      <text:p text:style-name="Preformatted_20_Text"/>
      <text:p text:style-name="Preformatted_20_Text">4) Data Processing</text:p>
      <text:p text:style-name="Preformatted_20_Text">Flagging, Calibration &amp; Imaging</text:p>
      <text:p text:style-name="Preformatted_20_Text">a) CARMA</text:p>
      <text:p text:style-name="Preformatted_20_Text">CLEAN vs MEM vs Multi-scale Clean (for Peter!)</text:p>
      <text:p text:style-name="Preformatted_20_Text">Final Image Cube (High and Low res)</text:p>
      <text:p text:style-name="Preformatted_20_Text">b) JVLA</text:p>
      <text:p text:style-name="Preformatted_20_Text">Dirty Image, PSF</text:p>
      <text:p text:style-name="Preformatted_20_Text">Show images of calibrators</text:p>
      <text:p text:style-name="Preformatted_20_Text">Final Radio Maps (aboo and atau)</text:p>
      <text:p text:style-name="Preformatted_20_Text">c) GMRT?</text:p>
      <text:p text:style-name="Preformatted_20_Text"/>
      <text:p text:style-name="Preformatted_20_Text">4) The Circumstellar Environment of Betelgeuse</text:p>
      <text:p text:style-name="Preformatted_20_Text">a) spectra </text:p>
      <text:p text:style-name="Preformatted_20_Text">c) images </text:p>
      <text:p text:style-name="Preformatted_20_Text">b) 2<text:span text:style-name="T2">nd</text:span> source</text:p>
      <text:p text:style-name="Preformatted_20_Text">c) SMA data</text:p>
      <text:p text:style-name="Preformatted_20_Text">d) e-Merlin: </text:p>
      <text:p text:style-name="Preformatted_20_Text">position </text:p>
      <text:p text:style-name="Preformatted_20_Text">GMH model vs emerlin</text:p>
      <text:p text:style-name="Preformatted_20_Text">CASA simulation with VLA (why we dont see it with pi-town of A-config)</text:p>
      <text:p text:style-name="Preformatted_20_Text"/>
      <text:p text:style-name="Preformatted_20_Text">5) Multi-w/l radio emission studies of Red Giants</text:p>
      <text:p text:style-name="Preformatted_20_Text">a) Comparison to Previous Models/Data</text:p>
      <text:p text:style-name="Preformatted_20_Text">b) Spectral Indices</text:p>
      <text:p text:style-name="Preformatted_20_Text">c) Analytical Advection Model</text:p>
      <text:p text:style-name="Preformatted_20_Text"/>
      <text:p text:style-name="Preformatted_20_Text">6) Thermal Energy Balance of Arcturus' Outflow</text:p>
      <text:p text:style-name="Preformatted_20_Text">Cool stars (needs some additional work)</text:p>
      <text:p text:style-name="Preformatted_20_Text">Possible use new analytical model from VLA paper</text:p>
      <text:p text:style-name="Preformatted_20_Text"/>
      <text:p text:style-name="Preformatted_20_Text">7) Extrasolar Planetary Radio Emission Search ?</text:p>
      <text:p text:style-name="Preformatted_20_Text"><text:soft-page-break/></text:p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c) Advection code</text:p>
      <text:p text:style-name="Preformatted_20_Text"/>
      <text:p text:style-name="Preformatted_20_Text">Appendix</text:p>
      <text:p text:style-name="Preformatted_20_Text">Derivation for radio power law for stellar wind with constant and non-constant temperatu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4T15:33:51</dc:date>
    <dc:creator>Eamon </dc:creator>
    <meta:generator>LibreOffice/3.4$Unix LibreOffice_project/340m1$Build-402</meta:generator>
    <meta:editing-duration>PT6H32M42S</meta:editing-duration>
    <meta:editing-cycles>24</meta:editing-cycles>
    <meta:document-statistic meta:table-count="0" meta:image-count="0" meta:object-count="0" meta:page-count="2" meta:paragraph-count="60" meta:word-count="334" meta:character-count="2148" meta:non-whitespace-character-count="1864"/>
  </office:meta>
</office:document-meta>
</file>